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Tho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91.3">
            <text:p>91,3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08.129105200997">
            <text:p>$208,13</text:p>
          </table:table-cell>
          <table:table-cell table:style-name="ce5" table:formula="of:=[.F2]-[.B3]/[.B4]" office:value-type="currency" office:currency="USD" office:value="192.274559746452">
            <text:p>$192,27</text:p>
          </table:table-cell>
          <table:table-cell table:style-name="ce15" table:formula="of:=[.G2]/1.13" office:value-type="currency" office:currency="EUR" office:value="170.154477651727">
            <text:p>170,15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872">
            <text:p>0,872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70.195934542524">
            <text:p>$170,20</text:p>
          </table:table-cell>
          <table:table-cell table:style-name="ce7" table:formula="of:=[.F3]-[.B3]/[.B4]" office:value-type="currency" office:currency="USD" office:value="154.341389087978">
            <text:p>$154,34</text:p>
          </table:table-cell>
          <table:table-cell table:style-name="ce16" table:formula="of:=[.G3]/1.13" office:value-type="currency" office:currency="EUR" office:value="136.585300077857">
            <text:p>136,59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35.612307716193">
            <text:p>135,6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55">
            <text:p>0,05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26.765357040652">
            <text:p>$126,77</text:p>
          </table:table-cell>
          <table:table-cell table:style-name="ce14" table:formula="of:=[.F4]-[.B3]/[.B4]" office:value-type="currency" office:currency="USD" office:value="110.910811586107">
            <text:p>$110,91</text:p>
          </table:table-cell>
          <table:table-cell table:style-name="ce17" table:formula="of:=[.G4]/1.13" office:value-type="currency" office:currency="EUR" office:value="98.1511606956696">
            <text:p>98,1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4.14">
            <text:p>$14,1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7.07">
            <text:p>$7,07</text:p>
          </table:table-cell>
          <table:table-cell table:style-name="ce5"/>
          <table:table-cell table:style-name="ce5" table:formula="of:=[.B8]/(1+[.D2])^(1/4)" office:value-type="currency" office:currency="USD" office:value="6.95141904443248">
            <text:p>$6,95</text:p>
          </table:table-cell>
          <table:table-cell table:style-name="ce7" table:formula="of:=[.B5]/2" office:value-type="currency" office:currency="USD" office:value="7.07">
            <text:p>$7,07</text:p>
          </table:table-cell>
          <table:table-cell table:style-name="ce7"/>
          <table:table-cell table:style-name="ce7" table:formula="of:=[.E8]/(1+[.D3])^(1/4)" office:value-type="currency" office:currency="USD" office:value="6.9272678315363">
            <text:p>$6,93</text:p>
          </table:table-cell>
          <table:table-cell table:style-name="ce8" table:formula="of:=[.B5]/2" office:value-type="currency" office:currency="USD" office:value="7.07">
            <text:p>$7,07</text:p>
          </table:table-cell>
          <table:table-cell table:style-name="ce8"/>
          <table:table-cell table:style-name="ce8" table:formula="of:=[.H8]/(1+[.D4])^(1/4)" office:value-type="currency" office:currency="USD" office:value="6.90353041401152">
            <text:p>$6,9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5.1298">
            <text:p>$15,13</text:p>
          </table:table-cell>
          <table:table-cell office:value-type="percentage" office:value="0.07">
            <text:p>7,00%</text:p>
          </table:table-cell>
          <table:table-cell table:formula="of:=[.B9]/(1+[.$D$2])^[.A9]" office:value-type="currency" office:currency="USD" office:value="14.14">
            <text:p>$14,14</text:p>
          </table:table-cell>
          <table:table-cell table:formula="of:=[.B5]*(1+[.F9])" office:value-type="currency" office:currency="USD" office:value="15.0591">
            <text:p>$15,06</text:p>
          </table:table-cell>
          <table:table-cell office:value-type="percentage" office:value="0.065">
            <text:p>6,50%</text:p>
          </table:table-cell>
          <table:table-cell table:formula="of:=[.E9]/(1+[.$D$3])^[.A9]" office:value-type="currency" office:currency="USD" office:value="13.8793548387097">
            <text:p>$13,88</text:p>
          </table:table-cell>
          <table:table-cell table:formula="of:=[.B5]*(1+[.I9])" office:value-type="currency" office:currency="USD" office:value="14.5642">
            <text:p>$14,56</text:p>
          </table:table-cell>
          <table:table-cell office:value-type="percentage" office:value="0.03">
            <text:p>3,00%</text:p>
          </table:table-cell>
          <table:table-cell table:formula="of:=[.H9]/(1+[.$D$4])^[.A9]" office:value-type="currency" office:currency="USD" office:value="13.2401818181818">
            <text:p>$13,2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3.919416">
            <text:p>$13,92</text:p>
          </table:table-cell>
          <table:table-cell office:value-type="percentage" office:value="-0.08">
            <text:p>-8,00%</text:p>
          </table:table-cell>
          <table:table-cell table:formula="of:=[.B10]/(1+[.$D$2])^[.A10]" office:value-type="currency" office:currency="USD" office:value="12.1577570093458">
            <text:p>$12,16</text:p>
          </table:table-cell>
          <table:table-cell table:formula="of:=[.E9]*(1+[.F10])" office:value-type="currency" office:currency="USD" office:value="13.55319">
            <text:p>$13,55</text:p>
          </table:table-cell>
          <table:table-cell office:value-type="percentage" office:value="-0.1">
            <text:p>-10,00%</text:p>
          </table:table-cell>
          <table:table-cell table:formula="of:=[.E10]/(1+[.$D$3])^[.A10]" office:value-type="currency" office:currency="USD" office:value="11.5128288984689">
            <text:p>$11,51</text:p>
          </table:table-cell>
          <table:table-cell table:formula="of:=[.H9]*(1+[.I10])" office:value-type="currency" office:currency="USD" office:value="12.525212">
            <text:p>$12,53</text:p>
          </table:table-cell>
          <table:table-cell office:value-type="percentage" office:value="-0.14">
            <text:p>-14,00%</text:p>
          </table:table-cell>
          <table:table-cell table:formula="of:=[.H10]/(1+[.$D$4])^[.A10]" office:value-type="currency" office:currency="USD" office:value="10.3514148760331">
            <text:p>$10,3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4.47619264">
            <text:p>$14,48</text:p>
          </table:table-cell>
          <table:table-cell office:value-type="percentage" office:value="0.04">
            <text:p>4,00%</text:p>
          </table:table-cell>
          <table:table-cell table:formula="of:=[.B11]/(1+[.$D$2])^[.A11]" office:value-type="currency" office:currency="USD" office:value="11.816885317495">
            <text:p>$11,82</text:p>
          </table:table-cell>
          <table:table-cell table:formula="of:=[.E10]*(1+[.F11])" office:value-type="currency" office:currency="USD" office:value="13.8242538">
            <text:p>$13,82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USD" office:value="10.8231202547818">
            <text:p>$10,82</text:p>
          </table:table-cell>
          <table:table-cell table:formula="of:=[.H10]*(1+[.I11])" office:value-type="currency" office:currency="USD" office:value="12.77571624">
            <text:p>$12,78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9.59858470323065">
            <text:p>$9,6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5.0552403456">
            <text:p>$15,06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11.485570775883">
            <text:p>$11,49</text:p>
          </table:table-cell>
          <table:table-cell table:formula="of:=[.E11]*(1+[.F12])" office:value-type="currency" office:currency="USD" office:value="14.100738876">
            <text:p>$14,10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10.174730562099">
            <text:p>$10,17</text:p>
          </table:table-cell>
          <table:table-cell table:formula="of:=[.H11]*(1+[.I12])" office:value-type="currency" office:currency="USD" office:value="12.77571624">
            <text:p>$12,78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8.72598609384605">
            <text:p>$8,7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5.657449959424">
            <text:p>$15,66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11.1635454270264">
            <text:p>$11,16</text:p>
          </table:table-cell>
          <table:table-cell table:formula="of:=[.E12]*(1+[.F13])" office:value-type="currency" office:currency="USD" office:value="14.38275365352">
            <text:p>$14,38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9.56518449155851">
            <text:p>$9,57</text:p>
          </table:table-cell>
          <table:table-cell table:formula="of:=[.H12]*(1+[.I13])" office:value-type="currency" office:currency="USD" office:value="12.77571624">
            <text:p>$12,78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7.93271463076913">
            <text:p>$7,9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6.283747957801">
            <text:p>$16,28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10.8505488262687">
            <text:p>$10,85</text:p>
          </table:table-cell>
          <table:table-cell table:formula="of:=[.E13]*(1+[.F14])" office:value-type="currency" office:currency="USD" office:value="14.6704087265904">
            <text:p>$14,67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8.99215500588911">
            <text:p>$8,99</text:p>
          </table:table-cell>
          <table:table-cell table:formula="of:=[.H13]*(1+[.I14])" office:value-type="currency" office:currency="USD" office:value="12.0091732656">
            <text:p>$12,01</text:p>
          </table:table-cell>
          <table:table-cell office:value-type="percentage" office:value="-0.06">
            <text:p>-6,00%</text:p>
          </table:table-cell>
          <table:table-cell table:formula="of:=[.H14]/(1+[.$D$4])^[.A14]" office:value-type="currency" office:currency="USD" office:value="6.77886522992999">
            <text:p>$6,7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6.772260396535">
            <text:p>$16,77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USD" office:value="10.4449208327633">
            <text:p>$10,44</text:p>
          </table:table-cell>
          <table:table-cell table:formula="of:=[.E14]*(1+[.F15])" office:value-type="currency" office:currency="USD" office:value="14.9638169011222">
            <text:p>$14,96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8.45345447558239">
            <text:p>$8,45</text:p>
          </table:table-cell>
          <table:table-cell table:formula="of:=[.H14]*(1+[.I15])" office:value-type="currency" office:currency="USD" office:value="11.288622869664">
            <text:p>$11,29</text:p>
          </table:table-cell>
          <table:table-cell office:value-type="percentage" office:value="-0.06">
            <text:p>-6,00%</text:p>
          </table:table-cell>
          <table:table-cell table:formula="of:=[.H15]/(1+[.$D$4])^[.A15]" office:value-type="currency" office:currency="USD" office:value="5.7928484692129">
            <text:p>$5,7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7.275428208431">
            <text:p>$17,28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10.0544565025666">
            <text:p>$10,05</text:p>
          </table:table-cell>
          <table:table-cell table:formula="of:=[.E15]*(1+[.F16])" office:value-type="currency" office:currency="USD" office:value="15.2630932391447">
            <text:p>$15,26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7.94702632727561">
            <text:p>$7,95</text:p>
          </table:table-cell>
          <table:table-cell table:formula="of:=[.H15]*(1+[.I16])" office:value-type="currency" office:currency="USD" office:value="11.4015090983606">
            <text:p>$11,40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5.31888813991366">
            <text:p>$5,3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7.793691054684">
            <text:p>$17,79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9.67858896976033">
            <text:p>$9,68</text:p>
          </table:table-cell>
          <table:table-cell table:formula="of:=[.E16]*(1+[.F17])" office:value-type="currency" office:currency="USD" office:value="15.5683551039275">
            <text:p>$15,57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7.47093719246186">
            <text:p>$7,47</text:p>
          </table:table-cell>
          <table:table-cell table:formula="of:=[.H16]*(1+[.I17])" office:value-type="currency" office:currency="USD" office:value="11.5155241893442">
            <text:p>$11,52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4.88370638301163">
            <text:p>$4,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8.3275017863245">
            <text:p>$18,33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9.31677255967583">
            <text:p>$9,32</text:p>
          </table:table-cell>
          <table:table-cell table:formula="of:=[.E17]*(1+[.F18])" office:value-type="currency" office:currency="USD" office:value="15.8797222060061">
            <text:p>$15,88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7.02336952655401">
            <text:p>$7,02</text:p>
          </table:table-cell>
          <table:table-cell table:formula="of:=[.H17]*(1+[.I18])" office:value-type="currency" office:currency="USD" office:value="11.6306794312377">
            <text:p>$11,63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4.48413040621977">
            <text:p>$4,48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18.060465265217">
            <text:p>$118,06</text:p>
          </table:table-cell>
          <table:table-cell/>
          <table:table-cell table:style-name="ce7"/>
          <table:table-cell table:formula="of:=SUM([.G8:.G18])" office:value-type="currency" office:currency="USD" office:value="102.769429404917">
            <text:p>$102,77</text:p>
          </table:table-cell>
          <table:table-cell/>
          <table:table-cell table:style-name="ce8"/>
          <table:table-cell table:formula="of:=SUM([.J8:.J18])" office:value-type="currency" office:currency="USD" office:value="84.0108511643602">
            <text:p>$84,0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83.275017863245">
            <text:p>$183,28</text:p>
          </table:table-cell>
          <table:table-cell table:style-name="ce5"/>
          <table:table-cell table:formula="of:=[.B20]/(1+[.D2])^([.A18]+1/2)" office:value-type="currency" office:currency="USD" office:value="90.0686399357799">
            <text:p>$90,07</text:p>
          </table:table-cell>
          <table:table-cell table:formula="of:=[.E18]*[.D5]" office:value-type="currency" office:currency="USD" office:value="158.797222060061">
            <text:p>$158,80</text:p>
          </table:table-cell>
          <table:table-cell table:style-name="ce7"/>
          <table:table-cell table:formula="of:=[.E20]/(1+[.D3])^([.A18]+1/2)" office:value-type="currency" office:currency="USD" office:value="67.4265051376064">
            <text:p>$67,43</text:p>
          </table:table-cell>
          <table:table-cell table:formula="of:=[.H18]*[.D5]" office:value-type="currency" office:currency="USD" office:value="116.306794312377">
            <text:p>$116,31</text:p>
          </table:table-cell>
          <table:table-cell table:style-name="ce8"/>
          <table:table-cell table:formula="of:=[.H20]/(1+[.D4])^([.A18]+1/2)" office:value-type="currency" office:currency="USD" office:value="42.7545058762919">
            <text:p>$42,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10.01.2022</text:date>, <text:time>19:54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10T19:54:02.93</dc:date>
    <dc:creator>aaa </dc:creator>
    <meta:editing-duration>P3DT1H40M33S</meta:editing-duration>
    <meta:editing-cycles>63</meta:editing-cycles>
    <meta:generator>OpenOffice/4.1.5$Win32 OpenOffice.org_project/415m1$Build-9789</meta:generator>
    <meta:document-statistic meta:table-count="5" meta:cell-count="691" meta:object-count="0"/>
  </office:meta>
</office:document-meta>
</file>